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3000000861D208CD497E3D6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447cm" fo:min-width="1.197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3cm" fo:min-width="0.3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draw:textarea-vertical-align="middle" draw:auto-grow-height="false" fo:min-height="5.55cm" fo:min-width="5.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2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78cm" fo:min-width="1.198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39cm" fo:min-width="2.388cm"/>
    </style:style>
    <style:style style:name="gr3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-color="#cccccc" draw:textarea-vertical-align="middle"/>
    </style:style>
    <style:style style:name="gr3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1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</style:style>
    <style:style style:name="gr4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13cm" fo:min-width="1.368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2.836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97cm" fo:min-width="2.836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111111" draw:marker-start-width="0.252cm" draw:marker-end-width="0.252cm" draw:fill="none" draw:textarea-horizontal-align="justify" draw:textarea-vertical-align="middle" draw:auto-grow-height="false" fo:min-height="0.356cm" fo:min-width="0.639cm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41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5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79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61cm" fo:min-width="2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5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61cm" fo:min-width="2.78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542cm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217cm" fo:min-width="0.1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6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-color="#000000"/>
      <style:paragraph-properties fo:text-align="center"/>
      <style:text-properties fo:font-size="13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MathJax_Math" fo:font-size="13pt"/>
    </style:style>
    <style:style style:name="P10" style:family="paragraph">
      <loext:graphic-properties draw:fill="none" draw:fill-color="#ffffff"/>
      <style:text-properties style:font-name="MathJax_Main" fo:font-size="13pt"/>
    </style:style>
    <style:style style:name="P11" style:family="paragraph">
      <loext:graphic-properties draw:fill="none" draw:fill-color="#ffffff"/>
      <style:text-properties style:font-name="MathJax_Math" fo:font-size="10pt"/>
    </style:style>
    <style:style style:name="P12" style:family="paragraph">
      <loext:graphic-properties draw:fill="none" draw:fill-color="#ffffff"/>
      <style:text-properties style:font-name="MathJax_Main" fo:font-size="10pt"/>
    </style:style>
    <style:style style:name="P13" style:family="paragraph">
      <loext:graphic-properties draw:fill="none" draw:fill-color="#ffffff"/>
      <style:text-properties style:font-name="MathJax_Main" fo:font-size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="none" draw:fill-color="#ffffff"/>
      <style:text-properties style:font-name="MathJax_Main" fo:font-size="16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MathJax_Math" fo:font-size="14pt"/>
    </style:style>
    <style:style style:name="P21" style:family="paragraph">
      <loext:graphic-properties draw:fill="none" draw:fill-color="#ffffff"/>
      <style:text-properties style:font-name="MathJax_Math" fo:font-size="14pt"/>
    </style:style>
    <style:style style:name="P22" style:family="paragraph">
      <loext:graphic-properties draw:fill="none" draw:fill-color="#ffffff"/>
      <style:text-properties style:font-name="MathJax_Math" fo:font-size="10.5pt"/>
    </style:style>
    <style:style style:name="P23" style:family="paragraph">
      <style:text-properties style:font-name="MathJax_Main" fo:font-size="10pt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style:font-name="MathJax_Math" fo:font-size="10pt"/>
    </style:style>
    <style:style style:name="T4" style:family="text">
      <style:text-properties style:font-name="MathJax_Main" fo:font-size="10pt"/>
    </style:style>
    <style:style style:name="T5" style:family="text">
      <style:text-properties style:font-name="MathJax_Main" fo:font-size="8pt" style:font-size-asian="8pt" style:font-size-complex="8pt"/>
    </style:style>
    <style:style style:name="T6" style:family="text">
      <style:text-properties style:font-name="MathJax_Main" fo:font-size="8pt"/>
    </style:style>
    <style:style style:name="T7" style:family="text">
      <style:text-properties style:font-name="MathJax_Math" fo:font-size="8pt"/>
    </style:style>
    <style:style style:name="T8" style:family="text">
      <style:text-properties style:font-name="MathJax_Main" fo:font-size="16pt"/>
    </style:style>
    <style:style style:name="T9" style:family="text">
      <style:text-properties style:font-name="MathJax_Math" fo:font-size="14pt"/>
    </style:style>
    <style:style style:name="T10" style:family="text">
      <style:text-properties style:font-name="MathJax_Main" fo:font-size="1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4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4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athJax_Math" fo:font-size="10pt" style:font-size-asian="10pt" style:font-size-complex="10pt"/>
    </style:style>
    <style:style style:name="T14" style:family="text">
      <style:text-properties style:font-name="MathJax_Main" fo:font-size="10pt" style:font-size-asian="10pt" style:font-size-complex="10pt"/>
    </style:style>
    <style:style style:name="T15" style:family="text">
      <style:text-properties style:font-name="MathJax_Math" fo:font-size="10.5pt"/>
    </style:style>
    <style:style style:name="T16" style:family="text">
      <style:text-properties style:font-name="MathJax_Main"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custom-shape draw:style-name="gr1" draw:text-style-name="P1" draw:layer="layout" svg:width="1.697cm" svg:height="1.697cm" draw:transform="rotate (0.785572696322648) translate (23.591cm 1.8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4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2.35636902311754) translate (25.99cm 4.2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0.7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20.039cm 1.81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3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11.422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5.6cm" svg:height="5.8cm" svg:x="1.303cm" svg:y="5.4cm">
          <text:p/>
          <draw:enhanced-geometry draw:glue-point-type="segments" draw:type="mso-spt100" draw:modifiers="0.354334403882064 179.642270000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2cm" svg:height="0.2cm" svg:x="6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032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071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207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953cm" svg:y="6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997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03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8.563cm" svg:y1="3.017cm" svg:x2="11.822cm" svg:y2="3.017cm">
            <text:p/>
          </draw:line>
          <draw:custom-shape draw:style-name="gr7" draw:text-style-name="P6" draw:layer="layout" svg:width="0.143cm" svg:height="0.283cm" draw:transform="rotate (-1.5707963267949) translate (11.955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7" draw:layer="layout" svg:x1="10.203cm" svg:y1="4.589cm" svg:x2="10.203cm" svg:y2="1.454cm">
            <text:p/>
          </draw:line>
          <draw:custom-shape draw:style-name="gr9" draw:text-style-name="P8" draw:layer="layout" svg:width="0.137cm" svg:height="0.273cm" svg:x="10.136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9.639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1.439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9.552cm" svg:y="2.889cm">
          <draw:text-box>
            <text:p><text:span text:style-name="T2">O</text:span></text:p>
          </draw:text-box>
        </draw:frame>
        <draw:line draw:style-name="gr13" draw:text-style-name="P5" draw:layer="layout" svg:x1="9.023cm" svg:y1="1.834cm" svg:x2="11.423cm" svg:y2="4.24cm">
          <text:p/>
        </draw:line>
        <draw:custom-shape draw:style-name="gr3" draw:text-style-name="P1" draw:layer="layout" svg:width="1.697cm" svg:height="1.697cm" draw:transform="rotate (-0.785398163397449) translate (12.57cm 1.81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2.141cm" svg:y1="3.017cm" svg:x2="15.4cm" svg:y2="3.017cm">
            <text:p/>
          </draw:line>
          <draw:custom-shape draw:style-name="gr7" draw:text-style-name="P6" draw:layer="layout" svg:width="0.143cm" svg:height="0.283cm" draw:transform="rotate (-1.5707963267949) translate (15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7" draw:layer="layout" svg:x1="13.781cm" svg:y1="4.589cm" svg:x2="13.781cm" svg:y2="1.454cm">
            <text:p/>
          </draw:line>
          <draw:custom-shape draw:style-name="gr15" draw:text-style-name="P8" draw:layer="layout" svg:width="0.137cm" svg:height="0.273cm" svg:x="13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3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5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3.13cm" svg:y="2.889cm">
          <draw:text-box>
            <text:p><text:span text:style-name="T2">O</text:span></text:p>
          </draw:text-box>
        </draw:frame>
        <draw:line draw:style-name="gr13" draw:text-style-name="P5" draw:layer="layout" svg:x1="12.601cm" svg:y1="1.834cm" svg:x2="15.001cm" svg:y2="4.24cm">
          <text:p/>
        </draw:line>
        <draw:custom-shape draw:style-name="gr3" draw:text-style-name="P1" draw:layer="layout" svg:width="1.697cm" svg:height="1.697cm" draw:transform="rotate (0.785398163397448) translate (16.234cm 1.8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6.9cm 3.264cm)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5" draw:layer="layout" svg:x1="15.8cm" svg:y1="3.017cm" svg:x2="19.059cm" svg:y2="3.017cm">
            <text:p/>
          </draw:line>
          <draw:custom-shape draw:style-name="gr7" draw:text-style-name="P6" draw:layer="layout" svg:width="0.143cm" svg:height="0.283cm" draw:transform="rotate (-1.5707963267949) translate (19.1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6" draw:text-style-name="P7" draw:layer="layout" svg:x1="17.44cm" svg:y1="4.589cm" svg:x2="17.44cm" svg:y2="1.454cm">
            <text:p/>
          </draw:line>
          <draw:custom-shape draw:style-name="gr17" draw:text-style-name="P8" draw:layer="layout" svg:width="0.137cm" svg:height="0.273cm" svg:x="17.3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6.8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8.6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6.789cm" svg:y="2.889cm">
          <draw:text-box>
            <text:p><text:span text:style-name="T2">O</text:span></text:p>
          </draw:text-box>
        </draw:frame>
        <draw:line draw:style-name="gr13" draw:text-style-name="P5" draw:layer="layout" svg:x1="16.26cm" svg:y1="1.834cm" svg:x2="18.66cm" svg:y2="4.24cm">
          <text:p/>
        </draw:line>
        <draw:custom-shape draw:style-name="gr3" draw:text-style-name="P1" draw:layer="layout" svg:width="1.697cm" svg:height="1.697cm" draw:transform="rotate (-0.785398163397449) translate (22.459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9.6cm" svg:y1="3.017cm" svg:x2="22.859cm" svg:y2="3.017cm">
            <text:p/>
          </draw:line>
          <draw:custom-shape draw:style-name="gr7" draw:text-style-name="P6" draw:layer="layout" svg:width="0.143cm" svg:height="0.283cm" draw:transform="rotate (-1.5707963267949) translate (22.9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8" draw:text-style-name="P7" draw:layer="layout" svg:x1="21.24cm" svg:y1="4.589cm" svg:x2="21.24cm" svg:y2="1.454cm">
            <text:p/>
          </draw:line>
          <draw:custom-shape draw:style-name="gr19" draw:text-style-name="P8" draw:layer="layout" svg:width="0.137cm" svg:height="0.273cm" svg:x="21.1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0.6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2.4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0.589cm" svg:y="2.889cm">
          <draw:text-box>
            <text:p><text:span text:style-name="T2">O</text:span></text:p>
          </draw:text-box>
        </draw:frame>
        <draw:line draw:style-name="gr13" draw:text-style-name="P5" draw:layer="layout" svg:x1="20.06cm" svg:y1="1.834cm" svg:x2="22.46cm" svg:y2="4.24cm">
          <text:p/>
        </draw:line>
        <draw:g>
          <draw:line draw:style-name="gr6" draw:text-style-name="P5" draw:layer="layout" svg:x1="23.141cm" svg:y1="3.017cm" svg:x2="26.4cm" svg:y2="3.017cm">
            <text:p/>
          </draw:line>
          <draw:custom-shape draw:style-name="gr7" draw:text-style-name="P6" draw:layer="layout" svg:width="0.143cm" svg:height="0.283cm" draw:transform="rotate (-1.5707963267949) translate (26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0" draw:text-style-name="P7" draw:layer="layout" svg:x1="24.781cm" svg:y1="4.589cm" svg:x2="24.781cm" svg:y2="1.454cm">
            <text:p/>
          </draw:line>
          <draw:custom-shape draw:style-name="gr21" draw:text-style-name="P8" draw:layer="layout" svg:width="0.137cm" svg:height="0.273cm" svg:x="24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4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6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4.13cm" svg:y="2.889cm">
          <draw:text-box>
            <text:p><text:span text:style-name="T2">O</text:span></text:p>
          </draw:text-box>
        </draw:frame>
        <draw:line draw:style-name="gr13" draw:text-style-name="P5" draw:layer="layout" svg:x1="23.601cm" svg:y1="1.834cm" svg:x2="26.001cm" svg:y2="4.24cm">
          <text:p/>
        </draw:line>
        <draw:g>
          <draw:line draw:style-name="gr13" draw:text-style-name="P5" draw:layer="layout" svg:x1="11.439cm" svg:y1="1.77cm" svg:x2="10.087cm" svg:y2="3.125cm">
            <text:p/>
          </draw:line>
          <draw:line draw:style-name="gr13" draw:text-style-name="P5" draw:layer="layout" svg:x1="9.824cm" svg:y1="3.389cm" svg:x2="9.039cm" svg:y2="4.176cm">
            <text:p/>
          </draw:line>
        </draw:g>
        <draw:g>
          <draw:line draw:style-name="gr13" draw:text-style-name="P5" draw:layer="layout" svg:x1="15cm" svg:y1="1.77cm" svg:x2="13.648cm" svg:y2="3.125cm">
            <text:p/>
          </draw:line>
          <draw:line draw:style-name="gr13" draw:text-style-name="P5" draw:layer="layout" svg:x1="13.385cm" svg:y1="3.389cm" svg:x2="12.6cm" svg:y2="4.176cm">
            <text:p/>
          </draw:line>
        </draw:g>
        <draw:g>
          <draw:line draw:style-name="gr13" draw:text-style-name="P5" draw:layer="layout" svg:x1="18.66cm" svg:y1="1.77cm" svg:x2="17.308cm" svg:y2="3.125cm">
            <text:p/>
          </draw:line>
          <draw:line draw:style-name="gr13" draw:text-style-name="P5" draw:layer="layout" svg:x1="17.045cm" svg:y1="3.389cm" svg:x2="16.26cm" svg:y2="4.176cm">
            <text:p/>
          </draw:line>
        </draw:g>
        <draw:g>
          <draw:line draw:style-name="gr13" draw:text-style-name="P5" draw:layer="layout" svg:x1="22.46cm" svg:y1="1.77cm" svg:x2="21.108cm" svg:y2="3.125cm">
            <text:p/>
          </draw:line>
          <draw:line draw:style-name="gr13" draw:text-style-name="P5" draw:layer="layout" svg:x1="20.845cm" svg:y1="3.389cm" svg:x2="20.06cm" svg:y2="4.176cm">
            <text:p/>
          </draw:line>
        </draw:g>
        <draw:g>
          <draw:line draw:style-name="gr13" draw:text-style-name="P5" draw:layer="layout" svg:x1="26cm" svg:y1="1.77cm" svg:x2="24.648cm" svg:y2="3.125cm">
            <text:p/>
          </draw:line>
          <draw:line draw:style-name="gr13" draw:text-style-name="P5" draw:layer="layout" svg:x1="24.385cm" svg:y1="3.389cm" svg:x2="23.6cm" svg:y2="4.176cm">
            <text:p/>
          </draw:line>
        </draw:g>
        <draw:g>
          <draw:line draw:style-name="gr6" draw:text-style-name="P5" draw:layer="layout" svg:x1="10.671cm" svg:y1="8.428cm" svg:x2="16.098cm" svg:y2="8.428cm">
            <text:p/>
          </draw:line>
          <draw:custom-shape draw:style-name="gr7" draw:text-style-name="P6" draw:layer="layout" svg:width="0.121cm" svg:height="0.24cm" draw:transform="rotate (-1.5707963267949) translate (16.211cm 8.3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7" draw:layer="layout" svg:x1="11.274cm" svg:y1="10cm" svg:x2="11.274cm" svg:y2="6.865cm">
            <text:p/>
          </draw:line>
          <draw:custom-shape draw:style-name="gr23" draw:text-style-name="P8" draw:layer="layout" svg:width="0.137cm" svg:height="0.273cm" svg:x="11.207cm" svg:y="6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1" draw:layer="layout" svg:width="1.2cm" svg:height="0.666cm" svg:x="10.4cm" svg:y="6.425cm">
          <draw:text-box>
            <text:p><text:span text:style-name="T3">v</text:span><text:span text:style-name="T4">(</text:span><text:span text:style-name="T3">t</text:span><text:span text:style-name="T4">)</text:span></text:p>
          </draw:text-box>
        </draw:frame>
        <draw:frame draw:style-name="gr25" draw:text-style-name="P11" draw:layer="layout" svg:width="2.2cm" svg:height="1.1cm" svg:x="15.666cm" svg:y="8.4cm">
          <draw:text-box>
            <text:p><text:span text:style-name="T3">t</text:span><text:span text:style-name="T5">(seconds)</text:span></text:p>
          </draw:text-box>
        </draw:frame>
        <draw:frame draw:style-name="gr12" draw:text-style-name="P12" draw:layer="layout" svg:width="0.887cm" svg:height="0.866cm" svg:x="10.679cm" svg:y="8.278cm">
          <draw:text-box>
            <text:p><text:span text:style-name="T4">O</text:span></text:p>
          </draw:text-box>
        </draw:frame>
        <draw:line draw:style-name="gr13" draw:text-style-name="P5" draw:layer="layout" svg:x1="11.274cm" svg:y1="7.3cm" svg:x2="14.374cm" svg:y2="7.3cm">
          <text:p/>
        </draw:line>
        <draw:line draw:style-name="gr13" draw:text-style-name="P5" draw:layer="layout" svg:x1="11.274cm" svg:y1="9.544cm" svg:x2="13.134cm" svg:y2="9.544cm">
          <text:p/>
        </draw:line>
        <draw:frame draw:style-name="gr26" draw:text-style-name="P13" draw:layer="layout" svg:width="0.644cm" svg:height="0.581cm" svg:x="10.811cm" svg:y="7.021cm">
          <draw:text-box>
            <text:p><text:span text:style-name="T6">2</text:span></text:p>
          </draw:text-box>
        </draw:frame>
        <draw:frame draw:style-name="gr26" draw:text-style-name="P13" draw:layer="layout" svg:width="0.863cm" svg:height="0.581cm" svg:x="10.677cm" svg:y="9.265cm">
          <draw:text-box>
            <text:p><text:span text:style-name="T7">-</text:span><text:span text:style-name="T6">2</text:span></text:p>
          </draw:text-box>
        </draw:frame>
        <draw:g>
          <draw:line draw:style-name="gr27" draw:text-style-name="P14" draw:layer="layout" svg:x1="11.274cm" svg:y1="8.428cm" svg:x2="11.894cm" svg:y2="7.3cm">
            <text:p/>
          </draw:line>
          <draw:line draw:style-name="gr27" draw:text-style-name="P14" draw:layer="layout" svg:x1="12.514cm" svg:y1="8.428cm" svg:x2="11.894cm" svg:y2="7.3cm">
            <text:p/>
          </draw:line>
          <draw:line draw:style-name="gr27" draw:text-style-name="P14" draw:layer="layout" svg:x1="13.134cm" svg:y1="9.556cm" svg:x2="12.514cm" svg:y2="8.428cm">
            <text:p/>
          </draw:line>
          <draw:line draw:style-name="gr27" draw:text-style-name="P14" draw:layer="layout" svg:x1="13.134cm" svg:y1="9.556cm" svg:x2="13.754cm" svg:y2="8.428cm">
            <text:p/>
          </draw:line>
          <draw:line draw:style-name="gr27" draw:text-style-name="P14" draw:layer="layout" svg:x1="13.754cm" svg:y1="8.428cm" svg:x2="14.374cm" svg:y2="7.3cm">
            <text:p/>
          </draw:line>
          <draw:line draw:style-name="gr27" draw:text-style-name="P14" draw:layer="layout" svg:x1="14.372cm" svg:y1="7.3cm" svg:x2="14.992cm" svg:y2="7.3cm">
            <text:p/>
          </draw:line>
          <draw:line draw:style-name="gr27" draw:text-style-name="P14" draw:layer="layout" svg:x1="15.611cm" svg:y1="8.428cm" svg:x2="14.991cm" svg:y2="7.3cm">
            <text:p/>
          </draw:line>
        </draw:g>
        <draw:line draw:style-name="gr13" draw:text-style-name="P5" draw:layer="layout" svg:x1="14.374cm" svg:y1="8.428cm" svg:x2="14.374cm" svg:y2="7.3cm">
          <text:p/>
        </draw:line>
        <draw:line draw:style-name="gr13" draw:text-style-name="P5" draw:layer="layout" svg:x1="14.98cm" svg:y1="8.428cm" svg:x2="14.98cm" svg:y2="7.3cm">
          <text:p/>
        </draw:line>
        <draw:line draw:style-name="gr13" draw:text-style-name="P5" draw:layer="layout" svg:x1="11.889cm" svg:y1="8.428cm" svg:x2="11.889cm" svg:y2="7.3cm">
          <text:p/>
        </draw:line>
        <draw:line draw:style-name="gr13" draw:text-style-name="P5" draw:layer="layout" svg:x1="13.134cm" svg:y1="9.544cm" svg:x2="13.134cm" svg:y2="8.416cm">
          <text:p/>
        </draw:line>
        <draw:frame draw:style-name="gr26" draw:text-style-name="P13" draw:layer="layout" svg:width="0.644cm" svg:height="0.581cm" svg:x="11.567cm" svg:y="8.322cm">
          <draw:text-box>
            <text:p><text:span text:style-name="T6">1</text:span></text:p>
          </draw:text-box>
        </draw:frame>
        <draw:frame draw:style-name="gr26" draw:text-style-name="P13" draw:layer="layout" svg:width="0.644cm" svg:height="0.581cm" svg:x="12.112cm" svg:y="8.322cm">
          <draw:text-box>
            <text:p><text:span text:style-name="T6">2</text:span></text:p>
          </draw:text-box>
        </draw:frame>
        <draw:frame draw:style-name="gr26" draw:text-style-name="P13" draw:layer="layout" svg:width="0.644cm" svg:height="0.581cm" svg:x="12.811cm" svg:y="7.989cm">
          <draw:text-box>
            <text:p><text:span text:style-name="T6">3</text:span></text:p>
          </draw:text-box>
        </draw:frame>
        <draw:frame draw:style-name="gr26" draw:text-style-name="P13" draw:layer="layout" svg:width="0.644cm" svg:height="0.581cm" svg:x="14.055cm" svg:y="8.322cm">
          <draw:text-box>
            <text:p><text:span text:style-name="T6">5</text:span></text:p>
          </draw:text-box>
        </draw:frame>
        <draw:frame draw:style-name="gr26" draw:text-style-name="P13" draw:layer="layout" svg:width="0.644cm" svg:height="0.581cm" svg:x="13.567cm" svg:y="8.322cm">
          <draw:text-box>
            <text:p><text:span text:style-name="T6">4</text:span></text:p>
          </draw:text-box>
        </draw:frame>
        <draw:frame draw:style-name="gr26" draw:text-style-name="P13" draw:layer="layout" svg:width="0.644cm" svg:height="0.581cm" svg:x="14.644cm" svg:y="8.322cm">
          <draw:text-box>
            <text:p><text:span text:style-name="T6">6</text:span></text:p>
          </draw:text-box>
        </draw:frame>
        <draw:frame draw:style-name="gr26" draw:text-style-name="P13" draw:layer="layout" svg:width="0.644cm" svg:height="0.581cm" svg:x="15.288cm" svg:y="8.322cm">
          <draw:text-box>
            <text:p><text:span text:style-name="T6">7</text:span></text:p>
          </draw:text-box>
        </draw:frame>
        <draw:custom-shape draw:style-name="gr28" draw:text-style-name="P3" draw:layer="layout" svg:width="2.4cm" svg:height="1.312cm" svg:x="21.33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4cm" svg:height="1.312cm" svg:x="21.33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draw:layer="layout" svg:width="2.888cm" svg:height="0.789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.4cm" svg:height="1.312cm" svg:x="21.331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21.331cm" svg:y1="7.048cm" svg:x2="21.33cm" svg:y2="10.2cm">
          <text:p/>
        </draw:line>
        <draw:line draw:style-name="gr32" draw:text-style-name="P14" draw:layer="layout" svg:x1="23.73cm" svg:y1="7.067cm" svg:x2="23.73cm" svg:y2="10.2cm">
          <text:p/>
        </draw: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34" draw:text-style-name="P1" draw:layer="layout" svg:width="2.059cm" svg:height="0.943cm" svg:x="11.003cm" svg:y="10.74cm" svg:viewBox="0 0 2060 944" draw:points="0,944 2060,944 1796,0">
          <text:p/>
        </draw:polygon>
        <draw:frame draw:style-name="gr35" draw:text-style-name="P14" draw:layer="layout" svg:width="3.354cm" svg:height="4.54cm" svg:x="6.8cm" svg:y="0.6cm">
          <draw:image xlink:href="Pictures/1000020100000063000000861D208CD497E3D6F1.png" xlink:type="simple" xlink:show="embed" xlink:actuate="onLoad">
            <text:p/>
          </draw:image>
        </draw:frame>
        <draw:custom-shape draw:style-name="gr36" draw:text-style-name="P15" draw:layer="layout" svg:width="0.6cm" svg:height="0.6cm" svg:x="14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.6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5.2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cm" svg:y="2.0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4.6cm" svg:y="2.0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5.2cm" svg:y="2.09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3.59cm" svg:y="0.981cm">
          <draw:text-box>
            <text:p><text:span text:style-name="T4">A</text:span></text:p>
          </draw:text-box>
        </draw:frame>
        <draw:frame draw:style-name="gr12" draw:text-style-name="P12" draw:layer="layout" svg:width="0.887cm" svg:height="0.866cm" svg:x="13.59cm" svg:y="2.572cm">
          <draw:text-box>
            <text:p><text:span text:style-name="T4">B</text:span></text:p>
          </draw:text-box>
        </draw:frame>
        <draw:frame draw:style-name="gr12" draw:text-style-name="P12" draw:layer="layout" svg:width="0.887cm" svg:height="0.866cm" svg:x="15.436cm" svg:y="2.57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5.436cm" svg:y="0.976cm">
          <draw:text-box>
            <text:p><text:span text:style-name="T4">D</text:span></text:p>
          </draw:text-box>
        </draw:frame>
        <draw:frame draw:style-name="gr24" draw:text-style-name="P12" draw:layer="layout" svg:width="1.123cm" svg:height="0.666cm" svg:x="14.405cm" svg:y="0.6cm">
          <draw:text-box>
            <text:p><text:span text:style-name="T4">(</text:span><text:span text:style-name="T3">α</text:span><text:span text:style-name="T4">)</text:span></text:p>
          </draw:text-box>
        </draw:frame>
        <draw:custom-shape draw:style-name="gr37" draw:text-style-name="P17" draw:layer="layout" svg:width="0.6cm" svg:height="0.6cm" svg:x="17.6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2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8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7.677cm" svg:y="1.8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1.8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1.89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7.267cm" svg:y="0.781cm">
          <draw:text-box>
            <text:p><text:span text:style-name="T4">B</text:span></text:p>
          </draw:text-box>
        </draw:frame>
        <draw:frame draw:style-name="gr12" draw:text-style-name="P12" draw:layer="layout" svg:width="0.887cm" svg:height="0.866cm" svg:x="17.267cm" svg:y="2.979cm">
          <draw:text-box>
            <text:p><text:span text:style-name="T4">E</text:span></text:p>
          </draw:text-box>
        </draw:frame>
        <draw:frame draw:style-name="gr12" draw:text-style-name="P12" draw:layer="layout" svg:width="0.887cm" svg:height="0.866cm" svg:x="19.113cm" svg:y="2.979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9.113cm" svg:y="0.776cm">
          <draw:text-box>
            <text:p><text:span text:style-name="T4">C</text:span></text:p>
          </draw:text-box>
        </draw:frame>
        <draw:frame draw:style-name="gr24" draw:text-style-name="P12" draw:layer="layout" svg:width="1.123cm" svg:height="0.666cm" svg:x="18.082cm" svg:y="0.4cm">
          <draw:text-box>
            <text:p><text:span text:style-name="T4">(</text:span><text:span text:style-name="T3">β</text:span><text:span text:style-name="T4">)</text:span></text:p>
          </draw:text-box>
        </draw:frame>
        <draw:custom-shape draw:style-name="gr36" draw:text-style-name="P15" draw:layer="layout" svg:width="0.6cm" svg:height="0.6cm" svg:x="17.6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2.4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877cm" svg:y="2.4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1.7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5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2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1.354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1.354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2.513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2.513cm" svg:y="3.947cm">
          <draw:text-box>
            <text:p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4.1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1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161cm 5.0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7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3.8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3.8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4.9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4.959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16.716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6.7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6.715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6.354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6.354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7.513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7.513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18.9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8.9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8.9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9.5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8.6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8.6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9.7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9.759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21.1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1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1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21.7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21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20.8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20.8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21.9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21.959cm" svg:y="3.947cm">
          <draw:text-box>
            <text:p><text:span text:style-name="T4">D</text:span></text:p>
          </draw:text-box>
        </draw:frame>
        <draw:g>
          <draw:line draw:style-name="gr6" draw:text-style-name="P5" draw:layer="layout" svg:x1="10.4cm" svg:y1="11.684cm" svg:x2="15.827cm" svg:y2="11.684cm">
            <text:p/>
          </draw:line>
          <draw:custom-shape draw:style-name="gr7" draw:text-style-name="P6" draw:layer="layout" svg:width="0.121cm" svg:height="0.24cm" draw:transform="rotate (-1.5707963267949) translate (15.94cm 11.6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8" draw:text-style-name="P7" draw:layer="layout" svg:x1="11.003cm" svg:y1="12.117cm" svg:x2="11.003cm" svg:y2="8.982cm">
            <text:p/>
          </draw:line>
          <draw:custom-shape draw:style-name="gr39" draw:text-style-name="P8" draw:layer="layout" svg:width="0.137cm" svg:height="0.273cm" svg:x="10.936cm" svg:y="8.86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1" draw:layer="layout" svg:width="1.2cm" svg:height="0.6cm" svg:x="10.481cm" svg:y="8.688cm">
          <draw:text-box>
            <text:p><text:span text:style-name="T3">y</text:span></text:p>
          </draw:text-box>
        </draw:frame>
        <draw:frame draw:style-name="gr40" draw:text-style-name="P11" draw:layer="layout" svg:width="0.668cm" svg:height="0.6cm" svg:x="15.395cm" svg:y="11.624cm">
          <draw:text-box>
            <text:p><text:span text:style-name="T3">x</text:span></text:p>
          </draw:text-box>
        </draw:frame>
        <draw:frame draw:style-name="gr12" draw:text-style-name="P12" draw:layer="layout" svg:width="0.887cm" svg:height="0.866cm" svg:x="10.818cm" svg:y="11.554cm">
          <draw:text-box>
            <text:p><text:span text:style-name="T4">O</text:span></text:p>
          </draw:text-box>
        </draw:frame>
        <draw:line draw:style-name="gr41" draw:text-style-name="P5" draw:layer="layout" svg:x1="10.463cm" svg:y1="9.699cm" svg:x2="15.663cm" svg:y2="9.699cm">
          <text:p/>
        </draw:line>
        <draw:frame draw:style-name="gr24" draw:text-style-name="P12" draw:layer="layout" svg:width="0.644cm" svg:height="0.666cm" svg:x="10.518cm" svg:y="9.187cm">
          <draw:text-box>
            <text:p><text:span text:style-name="T4">2</text:span></text:p>
          </draw:text-box>
        </draw:frame>
        <draw:frame draw:style-name="gr42" draw:text-style-name="P12" draw:layer="layout" svg:width="1.8cm" svg:height="0.74cm" svg:x="12.818cm" svg:y="11.609cm">
          <draw:text-box>
            <text:p><text:span text:style-name="T4">A(2, 0)</text:span></text:p>
          </draw:text-box>
        </draw:frame>
        <draw:line draw:style-name="gr41" draw:text-style-name="P5" draw:layer="layout" svg:x1="10.519cm" svg:y1="11.948cm" svg:x2="15.663cm" svg:y2="9.224cm">
          <text:p/>
        </draw:line>
        <draw:line draw:style-name="gr41" draw:text-style-name="P5" draw:layer="layout" svg:x1="11.003cm" svg:y1="11.684cm" svg:x2="12.516cm" svg:y2="9.706cm">
          <text:p/>
        </draw:line>
        <draw:line draw:style-name="gr41" draw:text-style-name="P5" draw:layer="layout" svg:x1="13.063cm" svg:y1="11.684cm" svg:x2="12.516cm" svg:y2="9.706cm">
          <text:p/>
        </draw:line>
        <draw:frame draw:style-name="gr24" draw:text-style-name="P11" draw:layer="layout" svg:width="2.051cm" svg:height="0.666cm" svg:x="14.463cm" svg:y="8.559cm">
          <draw:text-box>
            <text:p><text:span text:style-name="T3">y </text:span><text:span text:style-name="T4">=</text:span><text:span text:style-name="T3"> <text:s text:c="4"/>x</text:span></text:p>
          </draw:text-box>
        </draw:frame>
        <draw:line draw:style-name="gr43" draw:text-style-name="P14" draw:layer="layout" svg:x1="15.341cm" svg:y1="8.911cm" svg:x2="15.621cm" svg:y2="8.911cm">
          <text:p/>
        </draw:line>
        <draw:frame draw:style-name="gr24" draw:text-style-name="P12" draw:layer="layout" svg:width="0.644cm" svg:height="0.666cm" svg:x="15.141cm" svg:y="8.4cm">
          <draw:text-box>
            <text:p><text:span text:style-name="T4">1</text:span></text:p>
          </draw:text-box>
        </draw:frame>
        <draw:frame draw:style-name="gr24" draw:text-style-name="P12" draw:layer="layout" svg:width="0.644cm" svg:height="0.666cm" svg:x="15.141cm" svg:y="8.767cm">
          <draw:text-box>
            <text:p><text:span text:style-name="T4">2</text:span></text:p>
          </draw:text-box>
        </draw:frame>
        <draw:frame draw:style-name="gr42" draw:text-style-name="P12" draw:layer="layout" svg:width="1.8cm" svg:height="0.74cm" svg:x="12.063cm" svg:y="9.084cm">
          <draw:text-box>
            <text:p><text:span text:style-name="T4">P(</text:span><text:span text:style-name="T3">t</text:span><text:span text:style-name="T4">, 2)</text:span></text:p>
          </draw:text-box>
        </draw:frame>
        <draw:frame draw:style-name="gr12" draw:text-style-name="P12" draw:layer="layout" svg:width="0.887cm" svg:height="0.866cm" svg:x="12.65cm" svg:y="10.532cm">
          <draw:text-box>
            <text:p><text:span text:style-name="T4">Q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44" draw:text-style-name="P14" draw:layer="layout" svg:width="2.106cm" svg:height="0.701cm" svg:x="2.419cm" svg:y="0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draw:layer="layout" svg:width="3.37cm" svg:height="2cm" svg:x="1.808cm" svg:y="2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3.37cm" svg:height="1.181cm" svg:x="1.808cm" svg:y="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2.345cm" svg:height="1.28cm" svg:x="2.29cm" svg:y="6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2" draw:text-style-name="P14" draw:layer="layout" svg:width="3.214cm" svg:height="2.217cm" draw:transform="skewX (0.447153354360947) rotate (-0.408756110817073) translate (2.91003315953128cm 11.0385078027268cm)" svg:viewBox="0 0 3215 2218" svg:d="M3215 870c-358-27-463-51-849 149-388 200-475 872-847 1076-372 203-729 93-729 93l-790-865 2421-1323z">
          <text:p/>
        </draw:path>
        <draw:g>
          <draw:line draw:style-name="gr6" draw:text-style-name="P14" draw:layer="layout" svg:x1="3.466cm" svg:y1="1.588cm" svg:x2="3.466cm" svg:y2="2.041cm">
            <text:p/>
          </draw:line>
          <draw:custom-shape draw:style-name="gr7" draw:text-style-name="P4" draw:layer="layout" svg:width="0.158cm" svg:height="0.147cm" draw:transform="rotate (-3.14159265358979) translate (3.545cm 2.18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3.466cm" svg:y1="4.2cm" svg:x2="3.466cm" svg:y2="4.695cm">
            <text:p/>
          </draw:line>
          <draw:custom-shape draw:style-name="gr7" draw:text-style-name="P4" draw:layer="layout" svg:width="0.172cm" svg:height="0.16cm" draw:transform="rotate (-3.14159265358979) translate (3.552cm 4.85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2" draw:text-style-name="P14" draw:layer="layout" svg:x1="2.309cm" svg:y1="7.37cm" svg:x2="0.8cm" svg:y2="7.37cm">
          <text:p/>
        </draw:line>
        <draw:line draw:style-name="gr32" draw:text-style-name="P14" draw:layer="layout" svg:x1="0.808cm" svg:y1="4.517cm" svg:x2="0.808cm" svg:y2="7.37cm">
          <text:p/>
        </draw:line>
        <draw:g>
          <draw:line draw:style-name="gr32" draw:text-style-name="P14" draw:layer="layout" svg:x1="3.248cm" svg:y1="4.517cm" svg:x2="0.817cm" svg:y2="4.517cm">
            <text:p/>
          </draw:line>
          <draw:custom-shape draw:style-name="gr7" draw:text-style-name="P4" draw:layer="layout" svg:width="0.182cm" svg:height="0.171cm" draw:transform="rotate (1.5707963267949) translate (3.234cm 4.60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8" draw:text-style-name="P18" draw:layer="layout" svg:width="1.912cm" svg:height="0.997cm" svg:x="2.581cm" svg:y="0.783cm">
          <draw:text-box>
            <text:p><text:span text:style-name="T8">Start</text:span></text:p>
          </draw:text-box>
        </draw:frame>
        <draw:frame draw:style-name="gr49" draw:text-style-name="P18" draw:layer="layout" svg:width="2.029cm" svg:height="0.997cm" svg:x="1.171cm" svg:y="6.6cm">
          <draw:text-box>
            <text:p><text:span text:style-name="T8">Yes</text:span></text:p>
          </draw:text-box>
        </draw:frame>
        <draw:frame draw:style-name="gr50" draw:text-style-name="P18" draw:layer="layout" svg:width="1.298cm" svg:height="0.997cm" svg:x="2.377cm" svg:y="7.846cm">
          <draw:text-box>
            <text:p><text:span text:style-name="T8">No</text:span></text:p>
          </draw:text-box>
        </draw:frame>
        <draw:frame draw:style-name="gr51" draw:text-style-name="P20" draw:layer="layout" svg:width="3cm" svg:height="0.911cm" svg:x="2.013cm" svg:y="2.181cm">
          <draw:text-box>
            <text:p text:style-name="P19"><text:span text:style-name="T9"><text:s text:c="3"/></text:span><text:span text:style-name="T9">m </text:span><text:span text:style-name="T10">← 17</text:span></text:p>
          </draw:text-box>
        </draw:frame>
        <draw:frame draw:style-name="gr52" draw:text-style-name="P21" draw:layer="layout" svg:width="2.953cm" svg:height="0.911cm" svg:x="2.064cm" svg:y="4.74cm">
          <draw:text-box>
            <text:p><text:span text:style-name="T11">m </text:span><text:span text:style-name="T12">← </text:span><text:span text:style-name="T11">m </text:span><text:span text:style-name="T12">─</text:span><text:span text:style-name="T11"> n</text:span></text:p>
          </draw:text-box>
        </draw:frame>
        <draw:frame draw:style-name="gr51" draw:text-style-name="P20" draw:layer="layout" svg:width="3cm" svg:height="0.911cm" svg:x="2.013cm" svg:y="2.781cm">
          <draw:text-box>
            <text:p text:style-name="P19"><text:span text:style-name="T9"><text:s text:c="4"/></text:span><text:span text:style-name="T9">n </text:span><text:span text:style-name="T10">← 3</text:span></text:p>
          </draw:text-box>
        </draw:frame>
        <draw:frame draw:style-name="gr51" draw:text-style-name="P20" draw:layer="layout" svg:width="3cm" svg:height="0.911cm" svg:x="2.051cm" svg:y="3.365cm">
          <draw:text-box>
            <text:p text:style-name="P19"><text:span text:style-name="T9"><text:s text:c="4"/></text:span><text:span text:style-name="T9">k </text:span><text:span text:style-name="T10">← 0</text:span></text:p>
          </draw:text-box>
        </draw:frame>
        <draw:frame draw:style-name="gr53" draw:text-style-name="P21" draw:layer="layout" svg:width="2.691cm" svg:height="0.911cm" svg:x="2.194cm" svg:y="5.274cm">
          <draw:text-box>
            <text:p><text:span text:style-name="T11">k </text:span><text:span text:style-name="T12">← </text:span><text:span text:style-name="T11">k </text:span><text:span text:style-name="T12">+ 1</text:span></text:p>
          </draw:text-box>
        </draw:frame>
        <draw:frame draw:style-name="gr51" draw:text-style-name="P20" draw:layer="layout" svg:width="3cm" svg:height="0.911cm" svg:x="1.966cm" svg:y="6.939cm">
          <draw:text-box>
            <text:p text:style-name="P19"><text:span text:style-name="T9"><text:s text:c="4"/></text:span><text:span text:style-name="T9">m</text:span><text:span text:style-name="T13"> </text:span><text:span text:style-name="T10">&gt;</text:span><text:span text:style-name="T14"> </text:span><text:span text:style-name="T10">0?</text:span></text:p>
          </draw:text-box>
        </draw:frame>
        <draw:custom-shape draw:style-name="gr44" draw:text-style-name="P14" draw:layer="layout" svg:width="2.106cm" svg:height="0.701cm" svg:x="2.419cm" svg:y="13.7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8" draw:layer="layout" svg:width="1.912cm" svg:height="0.997cm" svg:x="2.693cm" svg:y="13.603cm">
          <draw:text-box>
            <text:p><text:span text:style-name="T8">End</text:span></text:p>
          </draw:text-box>
        </draw:frame>
        <draw:g>
          <draw:line draw:style-name="gr6" draw:text-style-name="P14" draw:layer="layout" svg:x1="3.466cm" svg:y1="6.046cm" svg:x2="3.466cm" svg:y2="6.541cm">
            <text:p/>
          </draw:line>
          <draw:custom-shape draw:style-name="gr7" draw:text-style-name="P4" draw:layer="layout" svg:width="0.172cm" svg:height="0.16cm" draw:transform="rotate (-3.14159265358979) translate (3.552cm 6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3.466cm" svg:y1="9.904cm" svg:x2="3.466cm" svg:y2="11.84cm">
            <text:p/>
          </draw:line>
          <draw:custom-shape draw:style-name="gr7" draw:text-style-name="P4" draw:layer="layout" svg:width="0.172cm" svg:height="0.16cm" draw:transform="rotate (-3.14159265358979) translate (3.552cm 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7" draw:text-style-name="P14" draw:layer="layout" svg:width="2.345cm" svg:height="1.28cm" svg:x="2.29cm" svg:y="8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20" draw:layer="layout" svg:width="3cm" svg:height="0.911cm" svg:x="1.966cm" svg:y="8.843cm">
          <draw:text-box>
            <text:p text:style-name="P19"><text:span text:style-name="T9"><text:s text:c="4"/></text:span><text:span text:style-name="T9">m</text:span><text:span text:style-name="T13"> </text:span><text:span text:style-name="T10">&lt;</text:span><text:span text:style-name="T14"> </text:span><text:span text:style-name="T10">0?</text:span></text:p>
          </draw:text-box>
        </draw:frame>
        <draw:frame draw:style-name="gr54" draw:text-style-name="P20" draw:layer="layout" svg:width="3.282cm" svg:height="0.911cm" svg:x="1.793cm" svg:y="11.965cm">
          <draw:text-box>
            <text:p text:style-name="P19"><text:span text:style-name="T12">Print </text:span><text:span text:style-name="T9">m</text:span><text:span text:style-name="T10">, </text:span><text:span text:style-name="T9">n</text:span><text:span text:style-name="T10">, </text:span><text:span text:style-name="T9">k</text:span></text:p>
          </draw:text-box>
        </draw:frame>
        <draw:g>
          <draw:line draw:style-name="gr6" draw:text-style-name="P14" draw:layer="layout" svg:x1="3.466cm" svg:y1="12.912cm" svg:x2="3.466cm" svg:y2="13.559cm">
            <text:p/>
          </draw:line>
          <draw:custom-shape draw:style-name="gr7" draw:text-style-name="P4" draw:layer="layout" svg:width="0.172cm" svg:height="0.16cm" draw:transform="rotate (-3.14159265358979) translate (3.552cm 13.71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3.466cm" svg:y1="7.995cm" svg:x2="3.466cm" svg:y2="8.49cm">
            <text:p/>
          </draw:line>
          <draw:custom-shape draw:style-name="gr7" draw:text-style-name="P4" draw:layer="layout" svg:width="0.172cm" svg:height="0.16cm" draw:transform="rotate (-3.14159265358979) translate (3.552cm 8.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6" draw:text-style-name="P14" draw:layer="layout" svg:width="3.37cm" svg:height="1.181cm" svg:x="4.8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1" draw:layer="layout" svg:width="3.042cm" svg:height="0.911cm" svg:x="5.034cm" svg:y="9.675cm">
          <draw:text-box>
            <text:p><text:span text:style-name="T11">m </text:span><text:span text:style-name="T12">← </text:span><text:span text:style-name="T11">m </text:span><text:span text:style-name="T12">+</text:span><text:span text:style-name="T11"> n</text:span></text:p>
          </draw:text-box>
        </draw:frame>
        <draw:frame draw:style-name="gr53" draw:text-style-name="P21" draw:layer="layout" svg:width="2.691cm" svg:height="0.911cm" svg:x="5.216cm" svg:y="10.209cm">
          <draw:text-box>
            <text:p><text:span text:style-name="T11">k </text:span><text:span text:style-name="T12">← </text:span><text:span text:style-name="T11">k ─</text:span><text:span text:style-name="T12"> 1</text:span></text:p>
          </draw:text-box>
        </draw:frame>
        <draw:line draw:style-name="gr32" draw:text-style-name="P14" draw:layer="layout" svg:x1="6.506cm" svg:y1="9.264cm" svg:x2="4.635cm" svg:y2="9.264cm">
          <text:p/>
        </draw:line>
        <draw:g>
          <draw:line draw:style-name="gr6" draw:text-style-name="P14" draw:layer="layout" svg:x1="6.502cm" svg:y1="9.275cm" svg:x2="6.502cm" svg:y2="9.622cm">
            <text:p/>
          </draw:line>
          <draw:custom-shape draw:style-name="gr7" draw:text-style-name="P4" draw:layer="layout" svg:width="0.172cm" svg:height="0.16cm" draw:transform="rotate (-3.14159265358979) translate (6.588cm 9.7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2" draw:text-style-name="P14" draw:layer="layout" svg:x1="6.502cm" svg:y1="11.486cm" svg:x2="6.502cm" svg:y2="10.981cm">
          <text:p/>
        </draw:line>
        <draw:g>
          <draw:line draw:style-name="gr32" draw:text-style-name="P14" draw:layer="layout" svg:x1="3.642cm" svg:y1="11.484cm" svg:x2="6.502cm" svg:y2="11.484cm">
            <text:p/>
          </draw:line>
          <draw:custom-shape draw:style-name="gr7" draw:text-style-name="P4" draw:layer="layout" svg:width="0.182cm" svg:height="0.171cm" draw:transform="rotate (1.5707963267949) translate (3.482cm 11.5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9" draw:text-style-name="P18" draw:layer="layout" svg:width="2.029cm" svg:height="0.997cm" svg:x="4.882cm" svg:y="8.515cm">
          <draw:text-box>
            <text:p><text:span text:style-name="T8">Yes</text:span></text:p>
          </draw:text-box>
        </draw:frame>
        <draw:frame draw:style-name="gr50" draw:text-style-name="P18" draw:layer="layout" svg:width="1.298cm" svg:height="0.997cm" svg:x="2.377cm" svg:y="10.2cm">
          <draw:text-box>
            <text:p><text:span text:style-name="T8">No</text:span></text:p>
          </draw:text-box>
        </draw:frame>
        <draw:g>
          <draw:line draw:style-name="gr6" draw:text-style-name="P5" draw:layer="layout" svg:x1="8.941cm" svg:y1="3.469cm" svg:x2="13.359cm" svg:y2="3.469cm">
            <text:p/>
          </draw:line>
          <draw:custom-shape draw:style-name="gr7" draw:text-style-name="P6" draw:layer="layout" svg:width="0.194cm" svg:height="0.384cm" draw:transform="rotate (-1.5707963267949) translate (13.539cm 3.3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6" draw:text-style-name="P7" draw:layer="layout" svg:x1="11.164cm" svg:y1="5.6cm" svg:x2="11.164cm" svg:y2="1.35cm">
            <text:p/>
          </draw:line>
          <draw:custom-shape draw:style-name="gr57" draw:text-style-name="P8" draw:layer="layout" svg:width="0.186cm" svg:height="0.37cm" svg:x="11.073cm" svg:y="1.18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8" draw:text-style-name="P9" draw:layer="layout" svg:width="0.95cm" svg:height="1cm" svg:x="10.6cm" svg:y="0.856cm">
          <draw:text-box>
            <text:p><text:span text:style-name="T1">y</text:span></text:p>
          </draw:text-box>
        </draw:frame>
        <draw:frame draw:style-name="gr59" draw:text-style-name="P9" draw:layer="layout" svg:width="0.76cm" svg:height="0.999cm" svg:x="12.94cm" svg:y="3.396cm">
          <draw:text-box>
            <text:p><text:span text:style-name="T1">x</text:span></text:p>
          </draw:text-box>
        </draw:frame>
        <draw:frame draw:style-name="gr60" draw:text-style-name="P10" draw:layer="layout" svg:width="1.202cm" svg:height="1.173cm" svg:x="10.499cm" svg:y="3.328cm">
          <draw:text-box>
            <text:p><text:span text:style-name="T2">O</text:span></text:p>
          </draw:text-box>
        </draw:frame>
        <draw:path draw:style-name="gr32" draw:text-style-name="P14" draw:layer="layout" svg:width="2.932cm" svg:height="3.391cm" svg:x="9.479cm" svg:y="1.935cm" svg:viewBox="0 0 2933 3392" svg:d="M1701 1539c267 8 241-445-7-453s-555 137-555 510 250 596 525 596 654-334 720-638-67-1025-698-1018-1097 510-1097 1060 250 1161 1075 1161 1262-816 1269-1181-89-1544-1225-1575-1708 721-1708 1546 288 1547 1284 1793 1522-458 1522-458">
          <text:p/>
        </draw:path>
        <draw:g>
          <draw:g>
            <draw:custom-shape draw:style-name="gr61" draw:text-style-name="P2" draw:layer="layout" svg:width="0.264cm" svg:height="0.309cm" svg:x="18.4cm" svg:y="3.2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18.227cm" svg:y="3.046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16.557cm" svg:y="1.733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16.3cm" svg:y="1.59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22.864cm" svg:y="3.191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22.691cm" svg:y="3.037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21.021cm" svg:y="1.724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20.764cm" svg:y="1.581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18.359cm" svg:y="6.455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18.186cm" svg:y="6.301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16.516cm" svg:y="4.988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16.259cm" svg:y="4.845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22.836cm" svg:y="6.41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22.663cm" svg:y="6.256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20.993cm" svg:y="4.943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20.736cm" svg:y="4.8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18.327cm" svg:y="9.736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18.154cm" svg:y="9.582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16.484cm" svg:y="8.269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16.227cm" svg:y="8.126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line draw:style-name="gr64" draw:text-style-name="P7" draw:layer="layout" svg:x1="16.458cm" svg:y1="4.055cm" svg:x2="16.458cm" svg:y2="1.883cm">
            <text:p/>
          </draw:line>
          <draw:custom-shape draw:style-name="gr65" draw:text-style-name="P8" draw:layer="layout" svg:width="0.137cm" svg:height="0.189cm" svg:x="16.391cm" svg:y="1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6.009cm" svg:y1="3.09cm" svg:x2="18.577cm" svg:y2="3.09cm">
            <text:p/>
          </draw:line>
          <draw:custom-shape draw:style-name="gr7" draw:text-style-name="P6" draw:layer="layout" svg:width="0.113cm" svg:height="0.223cm" draw:transform="rotate (-1.5707963267949) translate (18.682cm 3.0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15.913cm" svg:y="2.955cm">
          <draw:text-box>
            <text:p text:style-name="P23">O</text:p>
          </draw:text-box>
        </draw:frame>
        <draw:path draw:style-name="gr32" draw:text-style-name="P14" draw:layer="layout" svg:width="1.243cm" svg:height="1.818cm" draw:transform="rotate (1.22399940442362) translate (16.3763376868422cm 3.27044446556732cm)" svg:viewBox="0 0 1244 1819" svg:d="M197 15c321-41 531-4 406 177-126 182-661 404-598 592 63 187 856-84 941 152s-715 488-646 679 1034-74 937 204">
          <text:p/>
        </draw:path>
        <draw:g>
          <draw:line draw:style-name="gr66" draw:text-style-name="P7" draw:layer="layout" svg:x1="16.419cm" svg:y1="7.322cm" svg:x2="16.419cm" svg:y2="5.15cm">
            <text:p/>
          </draw:line>
          <draw:custom-shape draw:style-name="gr67" draw:text-style-name="P8" draw:layer="layout" svg:width="0.137cm" svg:height="0.189cm" svg:x="16.352cm" svg:y="5.0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5.97cm" svg:y1="6.357cm" svg:x2="18.538cm" svg:y2="6.357cm">
            <text:p/>
          </draw:line>
          <draw:custom-shape draw:style-name="gr7" draw:text-style-name="P6" draw:layer="layout" svg:width="0.113cm" svg:height="0.223cm" draw:transform="rotate (-1.5707963267949) translate (18.643cm 6.3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15.874cm" svg:y="6.222cm">
          <draw:text-box>
            <text:p text:style-name="P23">O</text:p>
          </draw:text-box>
        </draw:frame>
        <draw:g>
          <draw:line draw:style-name="gr68" draw:text-style-name="P7" draw:layer="layout" svg:x1="16.376cm" svg:y1="10.603cm" svg:x2="16.376cm" svg:y2="8.431cm">
            <text:p/>
          </draw:line>
          <draw:custom-shape draw:style-name="gr69" draw:text-style-name="P8" draw:layer="layout" svg:width="0.137cm" svg:height="0.189cm" svg:x="16.309cm" svg:y="8.34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5.927cm" svg:y1="9.638cm" svg:x2="18.495cm" svg:y2="9.638cm">
            <text:p/>
          </draw:line>
          <draw:custom-shape draw:style-name="gr7" draw:text-style-name="P6" draw:layer="layout" svg:width="0.113cm" svg:height="0.223cm" draw:transform="rotate (-1.5707963267949) translate (18.6cm 9.5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15.831cm" svg:y="9.503cm">
          <draw:text-box>
            <text:p text:style-name="P23">O</text:p>
          </draw:text-box>
        </draw:frame>
        <draw:g>
          <draw:line draw:style-name="gr70" draw:text-style-name="P7" draw:layer="layout" svg:x1="20.906cm" svg:y1="7.29cm" svg:x2="20.906cm" svg:y2="5.118cm">
            <text:p/>
          </draw:line>
          <draw:custom-shape draw:style-name="gr71" draw:text-style-name="P8" draw:layer="layout" svg:width="0.137cm" svg:height="0.189cm" svg:x="20.839cm" svg:y="5.03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20.457cm" svg:y1="6.325cm" svg:x2="23.025cm" svg:y2="6.325cm">
            <text:p/>
          </draw:line>
          <draw:custom-shape draw:style-name="gr7" draw:text-style-name="P6" draw:layer="layout" svg:width="0.113cm" svg:height="0.223cm" draw:transform="rotate (-1.5707963267949) translate (23.13cm 6.2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20.361cm" svg:y="6.19cm">
          <draw:text-box>
            <text:p text:style-name="P23">O</text:p>
          </draw:text-box>
        </draw:frame>
        <draw:g>
          <draw:line draw:style-name="gr72" draw:text-style-name="P7" draw:layer="layout" svg:x1="20.927cm" svg:y1="4.073cm" svg:x2="20.927cm" svg:y2="1.901cm">
            <text:p/>
          </draw:line>
          <draw:custom-shape draw:style-name="gr73" draw:text-style-name="P8" draw:layer="layout" svg:width="0.137cm" svg:height="0.189cm" svg:x="20.86cm" svg:y="1.81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20.478cm" svg:y1="3.108cm" svg:x2="23.046cm" svg:y2="3.108cm">
            <text:p/>
          </draw:line>
          <draw:custom-shape draw:style-name="gr7" draw:text-style-name="P6" draw:layer="layout" svg:width="0.113cm" svg:height="0.223cm" draw:transform="rotate (-1.5707963267949) translate (23.151cm 3.0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20.382cm" svg:y="2.973cm">
          <draw:text-box>
            <text:p text:style-name="P23">O</text:p>
          </draw:text-box>
        </draw:frame>
        <draw:path draw:style-name="gr32" draw:text-style-name="P14" draw:layer="layout" svg:width="1.63cm" svg:height="1.565cm" draw:transform="rotate (1.22399940442362) translate (20.8603170832259cm 3.29129597976433cm)" svg:viewBox="0 0 1631 1566" svg:d="M190 0c131-5 198 68 149 173s-425 241-280 372 875-112 878 149c3 260-1083 555-920 807 162 253 1396-340 1614-20">
          <text:p/>
        </draw:path>
        <draw:polyline draw:style-name="gr32" draw:text-style-name="P14" draw:layer="layout" svg:width="1.17cm" svg:height="1.484cm" draw:transform="rotate (1.08664199229167) translate (16.3783852313953cm 6.43418692067926cm)" svg:viewBox="0 0 1171 1485" draw:points="87,0 459,0 0,676 815,667 375,1349 1171,1343 1088,1485">
          <text:p/>
        </draw:polyline>
        <draw:polyline draw:style-name="gr32" draw:text-style-name="P14" draw:layer="layout" svg:width="1.405cm" svg:height="1.329cm" draw:transform="rotate (1.02974425867665) translate (20.8850416805592cm 6.35986530545307cm)" svg:viewBox="0 0 1406 1330" draw:points="41,0 324,0 0,488 817,383 210,1196 1406,1012 1202,1330">
          <text:p/>
        </draw:polyline>
        <draw:polyline draw:style-name="gr32" draw:text-style-name="P14" draw:layer="layout" svg:width="1.548cm" svg:height="1.055cm" draw:transform="rotate (0.898320966001481) translate (16.3759891605814cm 9.63799136866678cm)" svg:viewBox="0 0 1549 1056" draw:points="0,0 201,0 134,168 414,106 301,388 839,355 686,865 1549,753 1515,1056">
          <text:p/>
        </draw:polyline>
        <presentation:notes draw:style-name="dp2">
          <draw:page-thumbnail draw:style-name="gr33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26T23:07:47.256620765</dc:date>
    <meta:editing-duration>PT1H58M10S</meta:editing-duration>
    <meta:editing-cycles>21</meta:editing-cycles>
    <meta:generator>LibreOffice/6.0.7.3$Linux_X86_64 LibreOffice_project/00m0$Build-3</meta:generator>
    <meta:document-statistic meta:object-count="387"/>
  </office:meta>
</office:document-meta>
</file>